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Default" table:number-columns-repeated="5"/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/>
          <table:table-cell table:style-name="ce50" table:number-columns-repeated="4"/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/>
          <table:table-cell table:style-name="ce50" table:number-columns-repeated="4"/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WILD:SAPRTOOL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style-name="ce54" office:value-type="string" calcext:value-type="string">
            <text:p>https://github.com/ivop/saprtools/issues/3</text:p>
          </table:table-cell>
          <table:table-cell table:style-name="Default" table:number-columns-repeated="1014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OT OK</text:p>
          </table:table-cell>
          <table:table-cell table:style-name="ce50" table:number-columns-repeated="2"/>
          <table:table-cell table:style-name="ce47"/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Default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 office:value-type="string" calcext:value-type="string">
            <text:p>OK</text:p>
          </table:table-cell>
          <table:table-cell table:style-name="ce50" table:number-columns-repeated="3"/>
          <table:table-cell table:style-name="ce47"/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 office:value-type="string" calcext:value-type="string">
            <text:p>OK</text:p>
          </table:table-cell>
          <table:table-cell table:style-name="ce50" table:number-columns-repeated="4"/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 office:value-type="string" calcext:value-type="string">
            <text:p>NOT OK</text:p>
          </table:table-cell>
          <table:table-cell table:style-name="ce50" table:number-columns-repeated="4"/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 office:value-type="string" calcext:value-type="string">
            <text:p>NOT OK</text:p>
          </table:table-cell>
          <table:table-cell table:style-name="ce50"/>
          <table:table-cell table:style-name="ce47"/>
          <table:table-cell table:style-name="ce50" table:number-columns-repeated="2"/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 office:value-type="string" calcext:value-type="string">
            <text:p>NOT OK</text:p>
          </table:table-cell>
          <table:table-cell table:style-name="ce50"/>
          <table:table-cell table:style-name="ce47"/>
          <table:table-cell table:style-name="ce50" table:number-columns-repeated="2"/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8"/>
          <table:table-cell table:style-name="ce51" table:number-columns-repeated="4"/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197" calcext:value-type="float">
            <text:p>197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5]/[.B54]" office:value-type="percentage" office:value="0.227450980392157" calcext:value-type="percentage">
            <text:p>23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2];&quot;NO&quot;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3];&quot;YES&quot;)" office:value-type="float" office:value="43" calcext:value-type="float">
            <text:p>43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60]/[.B58]" office:value-type="percentage" office:value="0.156862745098039" calcext:value-type="percentage">
            <text:p>16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20:06:10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5T21:49:22.954000000</dc:date>
    <meta:editing-cycles>780</meta:editing-cycles>
    <meta:editing-duration>P13DT3H33M21S</meta:editing-duration>
    <meta:generator>LibreOffice/7.1.5.2$Windows_x86 LibreOffice_project/85f04e9f809797b8199d13c421bd8a2b025d52b5</meta:generator>
    <meta:document-statistic meta:table-count="3" meta:cell-count="335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